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oft-page-break/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2">Using the thumbnail style</text:span><text:span text:style-name="T1"><text:line-break/></text:span><text:span text:style-name="T2">Adding media styles</text:span><text:span text:style-name="T1"><text:line-break/></text:span><text:span text:style-name="T2">Flowing video with responsive embeds</text:span></text:p>
      <text:p text:style-name="Text_20_body"><text:span text:style-name="Strong_20_Emphasis"><text:span text:style-name="T2">8. Content Containers </text:span></text:span><text:span text:style-name="T2"><text:line-break/>Styling list groups</text:span><text:span text:style-name="T1"><text:line-break/></text:span><text:span text:style-name="T2">Working with panels</text:span><text:span text:style-name="T1"><text:line-break/></text:span><text:span text:style-name="T2">Using wells</text:span></text:p>
      <text:p text:style-name="Text_20_body"><text:span text:style-name="Strong_20_Emphasis"><text:span text:style-name="T3">9. Using JavaScript Components </text:span></text:span><text:span text:style-name="T3"><text:line-break/>Creating a carousel</text:span><text:span text:style-name="T1">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30T12:00:32.337283741</dc:date>
    <meta:editing-duration>P1DT1H18M8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700" meta:non-whitespace-character-count="1477"/>
  </office:meta>
</office:document-meta>
</file>